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a07" officeooo:paragraph-rsid="000eaa07"/>
    </style:style>
    <style:style style:name="P2" style:family="paragraph" style:parent-style-name="Standard">
      <style:text-properties officeooo:rsid="000eaa07" officeooo:paragraph-rsid="000ffbba"/>
    </style:style>
    <style:style style:name="P3" style:family="paragraph" style:parent-style-name="Standard">
      <style:text-properties officeooo:rsid="000eaa07" officeooo:paragraph-rsid="0010c677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aa07" officeooo:paragraph-rsid="000eaa0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29c42" officeooo:paragraph-rsid="0014422b"/>
    </style:style>
    <style:style style:name="P6" style:family="paragraph" style:parent-style-name="Standard">
      <style:text-properties officeooo:rsid="00129c42" officeooo:paragraph-rsid="00129c42"/>
    </style:style>
    <style:style style:name="P7" style:family="paragraph" style:parent-style-name="Standard">
      <style:text-properties officeooo:rsid="00129c42" officeooo:paragraph-rsid="0014422b"/>
    </style:style>
    <style:style style:name="P8" style:family="paragraph" style:parent-style-name="Standard">
      <style:paragraph-properties fo:break-before="page"/>
      <style:text-properties officeooo:rsid="00129c42" officeooo:paragraph-rsid="00129c42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29c42" officeooo:paragraph-rsid="0014422b" style:font-weight-asian="bold" style:font-weight-complex="bold"/>
    </style:style>
    <style:style style:name="T1" style:family="text">
      <style:text-properties officeooo:rsid="000ffb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0c6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ste des fonctionnalités : </text:p>
      <text:p text:style-name="P7">Format : Nom de la fonctionnalité = controller/nom de la fonction dans le source</text:p>
      <text:p text:style-name="P7"/>
      <text:p text:style-name="P5">Baptiste :</text:p>
      <text:p text:style-name="P7"/>
      <text:p text:style-name="P7">Dirige vers le home = MecadoController/viewHome</text:p>
      <text:p text:style-name="P7">Affiche le formulaire d'inscription = loginController/checkSignip</text:p>
      <text:p text:style-name="P7">Enregistre un utilisateur = loginController/signip</text:p>
      <text:p text:style-name="P7">Affiche le formulaire de login = loginController/checkLogin</text:p>
      <text:p text:style-name="P7">Vérifie les informations du formulaire et log l'utilisateur = loginController/login</text:p>
      <text:p text:style-name="P7">Logout = loginController/logout</text:p>
      <text:p text:style-name="P7">Afficher la liste = ListeController/listes</text:p>
      <text:p text:style-name="P7">Ajouter une liste = ListeController/addListe</text:p>
      <text:p text:style-name="P7">Enregistre une liste = ListeController/checkListe</text:p>
      <text:p text:style-name="P7">Voir tous les messages à destination du bénéficiaire = ListeController/consulte</text:p>
      <text:p text:style-name="P7">Fonction pour cagnotte = itemController/addItem <text:s/>ListeController/consulte</text:p>
      <text:p text:style-name="P7"/>
      <text:p text:style-name="P5">Daniel :</text:p>
      <text:p text:style-name="P7"/>
      <text:p text:style-name="P7">Affiche la liste des cadeaux = ItemController/viewItem</text:p>
      <text:p text:style-name="P7">Affiche le formulaire d'ajout d'item = ItemController/viewAddItem</text:p>
      <text:p text:style-name="P7">Enregistre un item = ItemController/addItem</text:p>
      <text:p text:style-name="P7">Affiche le formulaire de modification d'item = ItemController/viewUpdateItem</text:p>
      <text:p text:style-name="P7">Enregistre les modifications d'un item = ItemController/updateItem</text:p>
      <text:p text:style-name="P7">Permet à un participant de réserver un item = ItemController/reservItem</text:p>
      <text:p text:style-name="P7">Supprime un item non réservé = ItemController/deleteItem</text:p>
      <text:p text:style-name="P7">Ajoute un message à la liste en cours = MessageController/addMessage</text:p>
      <text:p text:style-name="P7"/>
      <text:p text:style-name="P5">Valentin :</text:p>
      <text:p text:style-name="P7"/>
      <text:p text:style-name="P7">Affiche la liste des images liées à un item = ImageController/viewImage</text:p>
      <text:p text:style-name="P7">Enregistre une image = ImageController/addImage</text:p>
      <text:p text:style-name="P7">Supprime une image = ImageController/deleteImage</text:p>
      <text:p text:style-name="P7">Met l'image en tant qu'image principale de l'item = ImageController/principaleImage</text:p>
      <text:p text:style-name="P7"/>
      <text:p text:style-name="P7"/>
      <text:p text:style-name="Standard"/>
      <text:p text:style-name="P1"><text:span text:style-name="T3">URL Dépôt Git :</text:span> <text:a xlink:type="simple" xlink:href="https://github.com/Texier54/Mecado" text:style-name="Internet_20_link" text:visited-style-name="Visited_20_Internet_20_Link">https://github.com/Texier54/Mecado</text:a></text:p>
      <text:p text:style-name="P1"/>
      <text:p text:style-name="P1"><text:span text:style-name="T3">URL webetu :</text:span> <text:a xlink:type="simple" xlink:href="https://webetu.iutnc.univ-lorraine.fr/www/texier7u/Mecado/main.php" text:style-name="Internet_20_link" text:visited-style-name="Visited_20_Internet_20_Link">https://webetu.iutnc.univ-lorraine.fr/www/texier7u/Mecado/main.php</text:a></text:p>
      <text:p text:style-name="P1"/>
      <text:p text:style-name="P1"><text:span text:style-name="T3">Login :</text:span> <text:a xlink:type="simple" xlink:href="mailto:cisiie@gmail.com" text:style-name="Internet_20_link" text:visited-style-name="Visited_20_Internet_20_Link">cisiie@gmail.com</text:a></text:p>
      <text:p text:style-name="P1"><text:span text:style-name="T3">MDP :</text:span> cisiie</text:p>
      <text:p text:style-name="P1"/>
      <text:p text:style-name="P3"><text:span text:style-name="T3">URL participant :</text:span> <text:span text:style-name="T4">https://webetu.iutnc.univ-lorraine.fr/www/texier7u/Mecado/main.php/item/?token=$2y$10$sY4EjS5f3cYfAQIH3gf/rO2vXijngJlcbRXH2cGlLPNsTg6z9x7SW</text:span>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Membres du groupe :</text:p>
      <text:p text:style-name="P1"/>
      <text:p text:style-name="P1">Baptiste Texier</text:p>
      <text:p text:style-name="P1">Valentin Ragauneau</text:p>
      <text:p text:style-name="P1">Danield Bentz</text:p>
      <text:p text:style-name="P1">Mathias Barthe</text:p>
      <text:p text:style-name="P1"/>
      <text:p text:style-name="P1"/>
      <text:p text:style-name="P2"><text:span text:style-name="T3">Tableau de bord :</text:span> <text:a xlink:type="simple" xlink:href="https://trello.com/b/VmNXgINz/mecado" text:style-name="Internet_20_link" text:visited-style-name="Visited_20_Internet_20_Link"><text:span text:style-name="T1">https://trello.com/b/VmNXgINz/mecado</text:span></text:a></text:p>
      <text:p text:style-name="P2"/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6:49:25.319061639</meta:creation-date>
    <dc:date>2017-11-10T17:59:44.834957506</dc:date>
    <meta:editing-duration>PT19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39" meta:word-count="220" meta:character-count="1961" meta:non-whitespace-character-count="1778"/>
  </office:meta>
</office:document-meta>
</file>